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presentation="urn:oasis:names:tc:opendocument:xmlns:presentation:1.0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xsi="http://www.w3.org/2001/XMLSchema-instance" xmlns:dom="http://www.w3.org/2001/xml-events" xmlns:ooow="http://openoffice.org/2004/writer" xmlns:svg="urn:oasis:names:tc:opendocument:xmlns:svg-compatible:1.0" xmlns:xsd="http://www.w3.org/2001/XMLSchema" xmlns:xforms="http://www.w3.org/2002/xforms" xmlns:oooc="http://openoffice.org/2004/calc">
  <office:scripts/>
  <office:font-face-decls/>
  <office:automatic-styles/>
  <office:body>
    <office:text>
      <text:p text:style-name="rststyle-title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style:writing-mode="lr-tb" style:footnote-max-height="0in" fo:page-width="612.000pt" fo:page-height="792.000pt" fo:margin-left="61.200pt" fo:margin-right="61.200pt" fo:margin-top="79.200pt" fo:margin-bottom="79.200pt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rststyle-footer">Generated on: 2008-11-28 22:14 UTC (If you see this in test output, there's a bug in the test code!).
Generated by Docutils from reStructuredText source.
</text:p>
      </style:footer>
    </style:master-page>
  </office:master-styles>
</office:document-styles>
</file>

<file path=meta.xml><?xml version="1.0" encoding="utf-8"?>
<office:document-meta xmlns:ooo="http://openoffice.org/2004/office" xmlns:meta="urn:oasis:names:tc:opendocument:xmlns:meta:1.0" xmlns:dc="http://purl.org/dc/elements/1.1/" xmlns:office="urn:oasis:names:tc:opendocument:xmlns:office:1.0" xmlns:xlink="http://www.w3.org/1999/xlink">
  <office:meta>
    <meta:generator>Docutils/rst2odf.py/1.0a</meta:generator>
    <meta:initial-creator>dkuhlman</meta:initial-creator>
    <meta:creation-date>2008-11-28T14:14:19</meta:creation-date>
    <dc:creator>dkuhlman</dc:creator>
    <dc:date>2008-11-28T14:14:19</dc:date>
    <dc:language>en-US</dc:language>
    <meta:editing-cycles>1</meta:editing-cycles>
    <meta:editing-duration>PT00M01S</meta:editing-duration>
    <dc:title>Basic # 1</dc:title>
  </office:meta>
</office:document-meta>
</file>